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4.397cm" style:rel-column-width="16383*"/>
    </style:style>
    <style:style style:name="Tableau1.D" style:family="table-column">
      <style:table-column-properties style:column-width="4.397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5.863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b38c" officeooo:paragraph-rsid="0006b38c"/>
    </style:style>
    <style:style style:name="P2" style:family="paragraph" style:parent-style-name="Standard">
      <style:text-properties fo:font-style="normal" officeooo:rsid="00093117" officeooo:paragraph-rsid="000a400c" style:font-style-asian="normal" style:font-style-complex="normal"/>
    </style:style>
    <style:style style:name="P3" style:family="paragraph" style:parent-style-name="Standard">
      <style:text-properties fo:font-style="normal" officeooo:rsid="0010ec08" officeooo:paragraph-rsid="0010ec08" style:font-style-asian="normal" style:font-style-complex="normal"/>
    </style:style>
    <style:style style:name="P4" style:family="paragraph" style:parent-style-name="Standard">
      <style:text-properties fo:font-style="normal" officeooo:rsid="0010ec08" officeooo:paragraph-rsid="001204af" style:font-style-asian="normal" style:font-style-complex="normal"/>
    </style:style>
    <style:style style:name="P5" style:family="paragraph" style:parent-style-name="Standard">
      <style:text-properties fo:font-style="normal" officeooo:rsid="001368f0" officeooo:paragraph-rsid="001368f0" style:font-style-asian="normal" style:font-style-complex="normal"/>
    </style:style>
    <style:style style:name="P6" style:family="paragraph" style:parent-style-name="Standard">
      <style:text-properties fo:font-style="normal" style:text-underline-style="solid" style:text-underline-width="auto" style:text-underline-color="font-color" officeooo:rsid="000e0661" officeooo:paragraph-rsid="000e0661" style:font-style-asian="normal" style:font-style-complex="normal"/>
    </style:style>
    <style:style style:name="P7" style:family="paragraph" style:parent-style-name="Standard">
      <style:text-properties fo:font-style="normal" style:text-underline-style="solid" style:text-underline-width="auto" style:text-underline-color="font-color" officeooo:rsid="001368f0" officeooo:paragraph-rsid="001368f0" style:font-style-asian="normal" style:font-style-complex="normal"/>
    </style:style>
    <style:style style:name="P8" style:family="paragraph" style:parent-style-name="Standard">
      <style:text-properties fo:font-style="normal" style:text-underline-style="none" officeooo:rsid="001368f0" officeooo:paragraph-rsid="001368f0" style:font-style-asian="normal" style:font-style-complex="normal"/>
    </style:style>
    <style:style style:name="P9" style:family="paragraph" style:parent-style-name="Standard">
      <style:text-properties fo:font-style="normal" style:text-underline-style="none" officeooo:rsid="001493ef" officeooo:paragraph-rsid="001493ef" style:font-style-asian="normal" style:font-style-complex="normal"/>
    </style:style>
    <style:style style:name="P10" style:family="paragraph" style:parent-style-name="Standard">
      <style:text-properties officeooo:rsid="000a400c" officeooo:paragraph-rsid="000a400c"/>
    </style:style>
    <style:style style:name="P11" style:family="paragraph" style:parent-style-name="Standard">
      <style:text-properties fo:font-style="italic" style:text-underline-style="solid" style:text-underline-width="auto" style:text-underline-color="font-color" officeooo:rsid="000e0661" officeooo:paragraph-rsid="000e0661" style:font-style-asian="italic" style:font-style-complex="italic"/>
    </style:style>
    <style:style style:name="P12" style:family="paragraph" style:parent-style-name="Standard">
      <style:text-properties fo:font-style="italic" officeooo:rsid="000e0661" officeooo:paragraph-rsid="000e0661" style:font-style-asian="italic" style:font-style-complex="italic"/>
    </style:style>
    <style:style style:name="P13" style:family="paragraph" style:parent-style-name="Standard">
      <style:text-properties fo:font-style="italic" officeooo:rsid="000e0661" officeooo:paragraph-rsid="0010ec08" style:font-style-asian="italic" style:font-style-complex="italic"/>
    </style:style>
    <style:style style:name="P14" style:family="paragraph" style:parent-style-name="Standard">
      <style:text-properties fo:font-size="12pt" officeooo:rsid="000c828c" officeooo:paragraph-rsid="0010139a" style:font-size-asian="12pt" style:font-size-complex="12pt"/>
    </style:style>
    <style:style style:name="P15" style:family="paragraph" style:parent-style-name="Standard">
      <style:text-properties fo:font-size="12pt" officeooo:rsid="000e30f4" officeooo:paragraph-rsid="0010139a" style:font-size-asian="12pt" style:font-size-complex="12pt"/>
    </style:style>
    <style:style style:name="P16" style:family="paragraph" style:parent-style-name="Standard">
      <style:text-properties fo:font-size="12pt" officeooo:rsid="0010139a" officeooo:paragraph-rsid="0010139a" style:font-size-asian="12pt" style:font-size-complex="12pt"/>
    </style:style>
    <style:style style:name="P17" style:family="paragraph" style:parent-style-name="Standard">
      <style:text-properties officeooo:rsid="00145f12" officeooo:paragraph-rsid="00145f12"/>
    </style:style>
    <style:style style:name="P18" style:family="paragraph" style:parent-style-name="Standard">
      <style:text-properties officeooo:rsid="0015c3ce" officeooo:paragraph-rsid="0015c3ce"/>
    </style:style>
    <style:style style:name="P19" style:family="paragraph" style:parent-style-name="Standard">
      <style:text-properties style:text-underline-style="solid" style:text-underline-width="auto" style:text-underline-color="font-color" officeooo:rsid="0006b38c" officeooo:paragraph-rsid="0006b38c"/>
    </style:style>
    <style:style style:name="P20" style:family="paragraph" style:parent-style-name="Standard">
      <style:text-properties style:text-underline-style="solid" style:text-underline-width="auto" style:text-underline-color="font-color" officeooo:rsid="0010139a" officeooo:paragraph-rsid="0010139a"/>
    </style:style>
    <style:style style:name="P2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15c3ce" officeooo:paragraph-rsid="0015c3ce" style:font-size-asian="15pt" style:font-size-complex="15pt"/>
    </style:style>
    <style:style style:name="P22" style:family="paragraph" style:parent-style-name="Table_20_Contents">
      <style:text-properties fo:font-style="italic" officeooo:rsid="0006b38c" officeooo:paragraph-rsid="0006b38c" style:font-style-asian="italic" style:font-style-complex="italic"/>
    </style:style>
    <style:style style:name="P23" style:family="paragraph" style:parent-style-name="Table_20_Contents">
      <style:text-properties officeooo:rsid="0006b38c" officeooo:paragraph-rsid="0006b38c"/>
    </style:style>
    <style:style style:name="P24" style:family="paragraph" style:parent-style-name="Table_20_Contents">
      <style:text-properties officeooo:rsid="001204af" officeooo:paragraph-rsid="001204a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204af" style:font-style-asian="italic" style:font-style-complex="italic"/>
    </style:style>
    <style:style style:name="T3" style:family="text">
      <style:text-properties fo:font-style="italic" officeooo:rsid="001703d0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c1cd7" style:font-style-asian="normal" style:font-style-complex="normal"/>
    </style:style>
    <style:style style:name="T6" style:family="text">
      <style:text-properties fo:font-style="normal" officeooo:rsid="0010139a" style:font-style-asian="normal" style:font-style-complex="normal"/>
    </style:style>
    <style:style style:name="T7" style:family="text">
      <style:text-properties fo:font-style="normal" officeooo:rsid="0010ec08" style:font-style-asian="normal" style:font-style-complex="normal"/>
    </style:style>
    <style:style style:name="T8" style:family="text">
      <style:text-properties officeooo:rsid="0010139a"/>
    </style:style>
    <style:style style:name="T9" style:family="text">
      <style:text-properties officeooo:rsid="0010ec08"/>
    </style:style>
    <style:style style:name="T10" style:family="text">
      <style:text-properties officeooo:rsid="001204af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1703d0"/>
    </style:style>
    <style:style style:name="T13" style:family="text">
      <style:text-properties officeooo:rsid="0017eb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oudeville Adèle</text:p>
      <text:p text:style-name="P18">Mosnier Florian</text:p>
      <text:p text:style-name="P18">G2 P11 Promo 49</text:p>
      <text:p text:style-name="P21">Compte rendu TP n°3</text:p>
      <text:p text:style-name="P1"/>
      <text:p text:style-name="P1"/>
      <text:p text:style-name="P19">Objectif :</text:p>
      <text:p text:style-name="P1"/>
      <text:p text:style-name="P1">Mise en <text:span text:style-name="T8">évidence</text:span> d<text:span text:style-name="T8">es enzymes du</text:span> métabolisme des lipides.</text:p>
      <text:p text:style-name="P1">Identifier les bactéries <text:span text:style-name="T8">par la présence d’enzymes toxiques ou par galeries API.</text:span></text:p>
      <text:p text:style-name="P1"/>
      <text:p text:style-name="P20">Protocoles :</text:p>
      <text:p text:style-name="P14"/>
      <text:p text:style-name="P15">Quand il s’agit d’ensemencer un milieu solide <text:span text:style-name="T8">vers </text:span>un <text:span text:style-name="T8">autre </text:span>milieu solide <text:span text:style-name="T8">stérile</text:span>, on utilise l’oëse pour préléver les bactéries sur la gélose nutritive <text:span text:style-name="T8">et effectuer des stries sur une boîte de Pétri vide</text:span>. </text:p>
      <text:p text:style-name="P16">Lorsqu’il s’agit d’ensemencer vers un milieu liquide, on prélève une colonie sur le milieu solide puis on ensemence en agitant le milieu liquide.</text:p>
      <text:p text:style-name="P16">Pour ensemencer les galeries API, on prélève, avec un coton-tige, une colonie isolée, puis on réalise une suspension avec de l’eau distillée stérile puis on homogénéise le nouveau milieu. Ensuite, il faut remplir <text:span text:style-name="T9">l’ensemble des</text:span> tube<text:span text:style-name="T9">s</text:span> avec une pipette pasteur. <text:span text:style-name="T9">Dans certains milieux, on ajoutera de la paraffine pour créer un milieu anaérobiose.</text:span></text:p>
      <text:p text:style-name="P1"/>
      <text:p text:style-name="P1"><text:span text:style-name="T11">Présentation des résultats :</text:span> </text:p>
      <text:p text:style-name="P1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2">Staphyloco<text:span text:style-name="T12">c</text:span>cus epidermis</text:p>
          </table:table-cell>
          <table:table-cell table:style-name="Tableau1.A1" office:value-type="string">
            <text:p text:style-name="P22">Pseudonomas fluorescens</text:p>
          </table:table-cell>
          <table:table-cell table:style-name="Tableau1.D1" office:value-type="string">
            <text:p text:style-name="P22">Serratia marcescens</text:p>
          </table:table-cell>
        </table:table-row>
        <table:table-row>
          <table:table-cell table:style-name="Tableau1.A2" office:value-type="string">
            <text:p text:style-name="P23">Estérase : aspect du milieu de Sierra</text:p>
          </table:table-cell>
          <table:table-cell table:style-name="Tableau1.A2" office:value-type="string">
            <text:p text:style-name="P23">Lisse, pas de <text:span text:style-name="T9">précipitation</text:span></text:p>
          </table:table-cell>
          <table:table-cell table:style-name="Tableau1.A2" office:value-type="string">
            <text:p text:style-name="P23"><text:span text:style-name="T9">Précipitation</text:span>, lisse</text:p>
          </table:table-cell>
          <table:table-cell table:style-name="Tableau1.D2" office:value-type="string">
            <text:p text:style-name="P23"><text:span text:style-name="T9">Précipitation</text:span>, bactéries rouges plutôt rugueux</text:p>
          </table:table-cell>
        </table:table-row>
        <table:table-row>
          <table:table-cell table:style-name="Tableau1.A2" office:value-type="string">
            <text:p text:style-name="P23">Lipase : aspect du milieu à la tributyrine</text:p>
          </table:table-cell>
          <table:table-cell table:style-name="Tableau1.A2" office:value-type="string">
            <text:p text:style-name="P23">Aucun changement de couleur, blanc, lisse,</text:p>
          </table:table-cell>
          <table:table-cell table:style-name="Tableau1.A2" office:value-type="string">
            <text:p text:style-name="P23">Jaune / blanc, lisse</text:p>
          </table:table-cell>
          <table:table-cell table:style-name="Tableau1.D2" office:value-type="string">
            <text:p text:style-name="P23">Marron jaune</text:p>
          </table:table-cell>
        </table:table-row>
      </table:table>
      <text:p text:style-name="P1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23"/>
          </table:table-cell>
          <table:table-cell table:style-name="Tableau2.A1" office:value-type="string">
            <text:p text:style-name="P22">Staphylococcus aureus</text:p>
          </table:table-cell>
          <table:table-cell table:style-name="Tableau2.C1" office:value-type="string">
            <text:p text:style-name="P22">Staphylococcus epidermis</text:p>
          </table:table-cell>
        </table:table-row>
        <table:table-row>
          <table:table-cell table:style-name="Tableau2.A2" office:value-type="string">
            <text:p text:style-name="P23">Aspect des colonies sur le milieu de Baird Parker</text:p>
          </table:table-cell>
          <table:table-cell table:style-name="Tableau2.A2" office:value-type="string">
            <text:p text:style-name="P23">Éclairsissment avec un liser<text:span text:style-name="T9">é</text:span> moins opaque</text:p>
          </table:table-cell>
          <table:table-cell table:style-name="Tableau2.C2" office:value-type="string">
            <text:p text:style-name="P23">Liseré opaque</text:p>
          </table:table-cell>
        </table:table-row>
        <table:table-row>
          <table:table-cell table:style-name="Tableau2.A2" office:value-type="string">
            <text:p text:style-name="P23">Coagulation du plasma de lapin</text:p>
          </table:table-cell>
          <table:table-cell table:style-name="Tableau2.A2" office:value-type="string">
            <text:p text:style-name="P23">Coagulation</text:p>
          </table:table-cell>
          <table:table-cell table:style-name="Tableau2.C2" office:value-type="string">
            <text:p text:style-name="P23">Aucune coagulation</text:p>
          </table:table-cell>
        </table:table-row>
        <table:table-row>
          <table:table-cell table:style-name="Tableau2.A2" office:value-type="string">
            <text:p text:style-name="P23">Aspect du mélange suspension de latex + suspension bactérienne</text:p>
          </table:table-cell>
          <table:table-cell table:style-name="Tableau2.A2" office:value-type="string">
            <text:p text:style-name="P23">Précipité</text:p>
          </table:table-cell>
          <table:table-cell table:style-name="Tableau2.C2" office:value-type="string">
            <text:p text:style-name="P23">Aucun précipité</text:p>
          </table:table-cell>
        </table:table-row>
        <table:table-row>
          <table:table-cell table:style-name="Tableau2.A2" office:value-type="string">
            <text:p text:style-name="P23">Aspect de la gélose à l’ADN après addition de bleu de toluidine</text:p>
          </table:table-cell>
          <table:table-cell table:style-name="Tableau2.A2" office:value-type="string">
            <text:p text:style-name="P24">Bleu</text:p>
          </table:table-cell>
          <table:table-cell table:style-name="Tableau2.C2" office:value-type="string">
            <text:p text:style-name="P23">Bleu</text:p>
          </table:table-cell>
        </table:table-row>
      </table:table>
      <text:p text:style-name="P1"/>
      <text:p text:style-name="P17">Nous avions les boites de pétri 1 et A.</text:p>
      <text:p text:style-name="P10">Sur la gallerie API 20E, on trouve la valeur 7304112 par la somme des termes et cette valeur correpond à <text:span text:style-name="T1">Halfnia</text:span><text:span text:style-name="T4"> </text:span><text:span text:style-name="T1">alvei</text:span><text:span text:style-name="T4"> avec 91.6% de chance.</text:span></text:p>
      <text:p text:style-name="P10"><text:soft-page-break/><text:span text:style-name="T4">Sur la gallerie </text:span><text:span text:style-name="T5">API </text:span><text:span text:style-name="T4">Staph, on trouve la valeur 67061513, cette valeur correspond à </text:span><text:span text:style-name="T1">Staphiloco</text:span><text:span text:style-name="T3">c</text:span><text:span text:style-name="T1">cus epidermis</text:span><text:span text:style-name="T4"> à 90.7 % de chance.</text:span></text:p>
      <text:p text:style-name="P2"/>
      <text:p text:style-name="P6">Interprétation :</text:p>
      <text:p text:style-name="P11"/>
      <text:p text:style-name="P12">Staph<text:span text:style-name="T9">y</text:span>loc<text:span text:style-name="T12">occ</text:span>us epidermis<text:span text:style-name="T4"> est estérase négative, elle n’hydrolyse pas les esters en acide g</text:span><text:span text:style-name="T6">r</text:span><text:span text:style-name="T4">as et alcool,</text:span></text:p>
      <text:p text:style-name="P3">contrairement à <text:span text:style-name="T1">Pseudomonas fluorescens</text:span> et <text:span text:style-name="T1">Serratia marcescens</text:span> qui sont estérase positives.</text:p>
      <text:p text:style-name="P13">Staph<text:span text:style-name="T9">y</text:span>loco<text:span text:style-name="T12">c</text:span>cus epidermis<text:span text:style-name="T4"> est </text:span><text:span text:style-name="T7">lipase négative alors que </text:span><text:span text:style-name="T9">Pseudomonas fluorescens</text:span><text:span text:style-name="T7"> et </text:span><text:span text:style-name="T9">Serratia marcescens</text:span><text:span text:style-name="T7"> sont lipase positives, c’est-à-dire qu’elles hydrolisent les trois liaisons ester de la tributyrine.</text:span></text:p>
      <text:p text:style-name="P3"/>
      <text:p text:style-name="P3">Grâce au milieu de Baird Parker, on voit que <text:span text:style-name="T1">Staphiloco</text:span><text:span text:style-name="T3">c</text:span><text:span text:style-name="T1">cus aureus</text:span> est lipoprotéinase négative et lécithinase négative tandis que <text:span text:style-name="T1">Staphyloco</text:span><text:span text:style-name="T3">c</text:span><text:span text:style-name="T1">cus epidermidis</text:span> est lécithinase positive, ce qui entraine une hydrolyse des liaisons ester ou ester phosphoriques de la lécithine du jaune d’oeuf. De plus, la bactérie est lipoprotéinase positive, c’est-à-dire qu’elle hydrolyse la lipoprotéine du jaune d’oeuf.</text:p>
      <text:p text:style-name="P3"/>
      <text:p text:style-name="P4"><text:span text:style-name="T10">Au contact du plasma de lapin, </text:span><text:span text:style-name="T2">Staphylococ</text:span><text:span text:style-name="T3">c</text:span><text:span text:style-name="T2">us aureus</text:span><text:span text:style-name="T10"> produit de la coagulase alors que </text:span><text:span text:style-name="T2">Staphyloco</text:span><text:span text:style-name="T3">c</text:span><text:span text:style-name="T2">cus epidermidis</text:span><text:span text:style-name="T10"> n’en produit pas.</text:span></text:p>
      <text:p text:style-name="P4"/>
      <text:p text:style-name="P4"><text:span text:style-name="T10">On se rend aussi compte que </text:span><text:span text:style-name="T2">Staphyloco</text:span><text:span text:style-name="T3">c</text:span><text:span text:style-name="T2">cus aureus </text:span><text:span text:style-name="T10">a un récepteur du fibrinogène</text:span> <text:span text:style-name="T10">tandis que </text:span><text:span text:style-name="T2">Staphyloco</text:span><text:span text:style-name="T3">c</text:span><text:span text:style-name="T2">cus epidermidis </text:span><text:span text:style-name="T10">n’en possède pas.</text:span> <text:span text:style-name="T10">Enfin, aucune des deux bactéries ne contient de l’ADNase.</text:span></text:p>
      <text:p text:style-name="P4"/>
      <text:p text:style-name="P7">Critique du mode opératoire : </text:p>
      <text:p text:style-name="P5"/>
      <text:p text:style-name="P5">Pour l’expérience sur le milieu de Baird Parker, il était difficile de différencier l’éclairciss<text:span text:style-name="T12">e</text:span>ment autour de la strie et la précipitation des acides gras. </text:p>
      <text:p text:style-name="P5"/>
      <text:p text:style-name="P5">Pour les observations sur les boites de pétri, les contaminations peuvent altérer la visualisation de la précipitation <text:span text:style-name="T13">et ainsi fausser le jugement et l’appréciation.</text:span></text:p>
      <text:p text:style-name="P3"/>
      <text:p text:style-name="P5">Le <text:span text:style-name="T1">Staphylococcus aureus</text:span>, en présence de bleu de toluidine, est resté bleu, ce qui témoigne d’une absence d’ADNase alors qu’il devrait virer au violet.</text:p>
      <text:p text:style-name="P5"/>
      <text:p text:style-name="P5">Lors des expériences sur les galeries API, on avait parfois une coloration verte alors qu’on devait avoir une couleur jaune <text:span text:style-name="T12">ou</text:span> bleue. Dans ce cas-là, il aurait fallut attendre plus longtemps pour que le pH continue de varier <text:span text:style-name="T12">et de diminuer</text:span>.</text:p>
      <text:p text:style-name="P5"/>
      <text:p text:style-name="P7">Conclusion :</text:p>
      <text:p text:style-name="P8"/>
      <text:p text:style-name="P9">Nous avons pu, pour certaines bactéries, mettre en évidence la présence d’estérase, de lipase, de lécithinase et de lipoprotéinase afin d’intégrer les lipides à leur métabolisme. Ensuite, nous avons pu identifier le <text:span text:style-name="T1">Staphylococcus aureus</text:span> par la présence de coagulase, de coagulase liée et d’ADNase. Enfin, nous avons pu identifer des bactéries grâce à la méthode des galeries AP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6:49:09.874674112</meta:creation-date>
    <dc:date>2017-10-26T18:45:07.276977065</dc:date>
    <meta:editing-duration>PT1H4M59S</meta:editing-duration>
    <meta:editing-cycles>13</meta:editing-cycles>
    <meta:generator>LibreOffice/5.3.6.1$Linux_X86_64 LibreOffice_project/30m0$Build-1</meta:generator>
    <meta:document-statistic meta:table-count="2" meta:image-count="0" meta:object-count="0" meta:page-count="2" meta:paragraph-count="54" meta:word-count="641" meta:character-count="4205" meta:non-whitespace-character-count="3614"/>
  </office:meta>
</office:document-meta>
</file>